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officeooo:paragraph-rsid="00549778"/>
    </style:style>
    <style:style style:name="P3" style:family="paragraph" style:parent-style-name="Standard">
      <style:text-properties officeooo:rsid="0056f599" officeooo:paragraph-rsid="0056f599"/>
    </style:style>
    <style:style style:name="P4" style:family="paragraph" style:parent-style-name="Standard">
      <style:text-properties officeooo:rsid="0056f599" officeooo:paragraph-rsid="005c851b"/>
    </style:style>
    <style:style style:name="P5" style:family="paragraph" style:parent-style-name="Standard">
      <style:text-properties officeooo:rsid="00595b53" officeooo:paragraph-rsid="00595b53"/>
    </style:style>
    <style:style style:name="P6" style:family="paragraph" style:parent-style-name="Standard">
      <style:text-properties officeooo:rsid="005c69ef" officeooo:paragraph-rsid="005c69ef"/>
    </style:style>
    <style:style style:name="P7" style:family="paragraph" style:parent-style-name="Standard">
      <style:text-properties officeooo:paragraph-rsid="005c7548"/>
    </style:style>
    <style:style style:name="P8" style:family="paragraph" style:parent-style-name="Standard">
      <style:text-properties officeooo:rsid="005c851b" officeooo:paragraph-rsid="005c851b"/>
    </style:style>
    <style:style style:name="P9" style:family="paragraph" style:parent-style-name="Standard">
      <style:text-properties officeooo:rsid="005cc059" officeooo:paragraph-rsid="005cc059"/>
    </style:style>
    <style:style style:name="P10" style:family="paragraph" style:parent-style-name="Standard">
      <style:text-properties officeooo:paragraph-rsid="005cc059"/>
    </style:style>
    <style:style style:name="P11" style:family="paragraph" style:parent-style-name="Standard">
      <style:text-properties officeooo:rsid="005e09a6" officeooo:paragraph-rsid="005e09a6"/>
    </style:style>
    <style:style style:name="P12" style:family="paragraph" style:parent-style-name="Standard">
      <style:text-properties officeooo:rsid="0061764e" officeooo:paragraph-rsid="0061764e"/>
    </style:style>
    <style:style style:name="P13" style:family="paragraph" style:parent-style-name="Standard">
      <style:text-properties officeooo:paragraph-rsid="00641a01"/>
    </style:style>
    <style:style style:name="P14" style:family="paragraph" style:parent-style-name="Standard">
      <style:text-properties officeooo:rsid="006849f8" officeooo:paragraph-rsid="00641a01"/>
    </style:style>
    <style:style style:name="P15" style:family="paragraph" style:parent-style-name="Standard">
      <style:text-properties officeooo:rsid="006849f8" officeooo:paragraph-rsid="006849f8"/>
    </style:style>
    <style:style style:name="P16" style:family="paragraph" style:parent-style-name="Standard">
      <style:text-properties officeooo:rsid="0069b812" officeooo:paragraph-rsid="0069b812"/>
    </style:style>
    <style:style style:name="P17" style:family="paragraph" style:parent-style-name="Standard">
      <style:text-properties officeooo:rsid="006b7aa0" officeooo:paragraph-rsid="006b7aa0"/>
    </style:style>
    <style:style style:name="P18" style:family="paragraph" style:parent-style-name="Standard">
      <style:text-properties officeooo:paragraph-rsid="0080ce40"/>
    </style:style>
    <style:style style:name="P19" style:family="paragraph" style:parent-style-name="Standard">
      <style:text-properties fo:font-weight="normal" officeooo:rsid="0069b812" officeooo:paragraph-rsid="0069b812" style:font-weight-asian="normal" style:font-weight-complex="normal"/>
    </style:style>
    <style:style style:name="P20" style:family="paragraph" style:parent-style-name="Standard">
      <style:text-properties fo:font-style="italic" fo:font-weight="normal" officeooo:rsid="006e0267" officeooo:paragraph-rsid="006e0267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officeooo:paragraph-rsid="00983d32"/>
    </style:style>
    <style:style style:name="P22" style:family="paragraph" style:parent-style-name="Standard">
      <style:text-properties officeooo:rsid="006e0267" officeooo:paragraph-rsid="006e0267"/>
    </style:style>
    <style:style style:name="P23" style:family="paragraph" style:parent-style-name="Standard">
      <style:text-properties officeooo:rsid="00aeb44c" officeooo:paragraph-rsid="00b462b1"/>
    </style:style>
    <style:style style:name="P24" style:family="paragraph" style:parent-style-name="Text_20_body">
      <style:text-properties officeooo:paragraph-rsid="00725e5b"/>
    </style:style>
    <style:style style:name="P25" style:family="paragraph" style:parent-style-name="Text_20_body">
      <style:paragraph-properties fo:line-height="100%"/>
      <style:text-properties officeooo:paragraph-rsid="0081ade5"/>
    </style:style>
    <style:style style:name="P26" style:family="paragraph" style:parent-style-name="Text_20_body">
      <style:paragraph-properties fo:margin-top="0cm" fo:margin-bottom="0cm" style:contextual-spacing="false" fo:line-height="100%"/>
      <style:text-properties fo:font-style="italic" style:text-underline-style="none" fo:font-weight="normal" officeooo:rsid="00725e5b" officeooo:paragraph-rsid="00725e5b" style:font-style-asian="italic" style:font-weight-asian="normal" style:font-style-complex="italic" style:font-weight-complex="normal"/>
    </style:style>
    <style:style style:name="P27" style:family="paragraph" style:parent-style-name="Text_20_body">
      <style:paragraph-properties fo:margin-top="0cm" fo:margin-bottom="0cm" style:contextual-spacing="false" fo:line-height="100%"/>
      <style:text-properties fo:font-style="italic" style:text-underline-style="none" fo:font-weight="normal" officeooo:rsid="00725e5b" officeooo:paragraph-rsid="00754e75" style:font-style-asian="italic" style:font-weight-asian="normal" style:font-style-complex="italic" style:font-weight-complex="normal"/>
    </style:style>
    <style:style style:name="P28" style:family="paragraph" style:parent-style-name="Text_20_body">
      <style:paragraph-properties fo:margin-top="0cm" fo:margin-bottom="0cm" style:contextual-spacing="false" fo:line-height="100%"/>
      <style:text-properties fo:font-style="italic" style:text-underline-style="none" fo:font-weight="normal" officeooo:rsid="00754e75" officeooo:paragraph-rsid="00754e75" style:font-style-asian="italic" style:font-weight-asian="normal" style:font-style-complex="italic" style:font-weight-complex="normal"/>
    </style:style>
    <style:style style:name="P29" style:family="paragraph" style:parent-style-name="Text_20_body">
      <style:paragraph-properties fo:margin-top="0cm" fo:margin-bottom="0cm" style:contextual-spacing="false" fo:line-height="100%"/>
      <style:text-properties fo:font-style="italic" style:text-underline-style="none" fo:font-weight="normal" officeooo:rsid="008de6e7" officeooo:paragraph-rsid="008de6e7" style:font-style-asian="italic" style:font-weight-asian="normal" style:font-style-complex="italic" style:font-weight-complex="normal"/>
    </style:style>
    <style:style style:name="P30" style:family="paragraph" style:parent-style-name="Text_20_body">
      <style:paragraph-properties fo:margin-top="0cm" fo:margin-bottom="0cm" style:contextual-spacing="false" fo:line-height="100%"/>
      <style:text-properties fo:font-style="italic" fo:font-weight="bold" officeooo:rsid="0082b591" officeooo:paragraph-rsid="00823859" style:font-style-asian="italic" style:font-weight-asian="bold" style:font-style-complex="italic" style:font-weight-complex="bold"/>
    </style:style>
    <style:style style:name="P31" style:family="paragraph" style:parent-style-name="Text_20_body">
      <style:paragraph-properties fo:margin-top="0cm" fo:margin-bottom="0cm" style:contextual-spacing="false" fo:line-height="100%"/>
      <style:text-properties fo:font-style="italic" fo:font-weight="normal" officeooo:rsid="00823859" officeooo:paragraph-rsid="00823859" style:font-style-asian="italic" style:font-weight-asian="normal" style:font-style-complex="italic" style:font-weight-complex="normal"/>
    </style:style>
    <style:style style:name="P32" style:family="paragraph" style:parent-style-name="Text_20_body">
      <style:paragraph-properties fo:margin-top="0cm" fo:margin-bottom="0cm" style:contextual-spacing="false" fo:line-height="100%"/>
      <style:text-properties fo:font-style="italic" fo:font-weight="normal" officeooo:rsid="0081ade5" officeooo:paragraph-rsid="0081ade5" style:font-style-asian="italic" style:font-weight-asian="normal" style:font-style-complex="italic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00%"/>
      <style:text-properties fo:font-style="italic" fo:font-weight="normal" officeooo:rsid="00854958" officeooo:paragraph-rsid="00854958" style:font-style-asian="italic" style:font-weight-asian="normal" style:font-style-complex="italic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00%"/>
      <style:text-properties fo:font-style="italic" fo:font-weight="normal" officeooo:rsid="00854958" officeooo:paragraph-rsid="00864b9b" style:font-style-asian="italic" style:font-weight-asian="normal" style:font-style-complex="italic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00%"/>
      <style:text-properties fo:font-style="italic" officeooo:rsid="008b82fb" officeooo:paragraph-rsid="008c697f" style:font-style-asian="italic" style:font-style-complex="italic"/>
    </style:style>
    <style:style style:name="P36" style:family="paragraph" style:parent-style-name="Text_20_body">
      <style:paragraph-properties fo:margin-top="0cm" fo:margin-bottom="0cm" style:contextual-spacing="false" fo:line-height="100%"/>
      <style:text-properties fo:font-style="italic" officeooo:rsid="008be75e" officeooo:paragraph-rsid="008c697f" style:font-style-asian="italic" style:font-style-complex="italic"/>
    </style:style>
    <style:style style:name="P37" style:family="paragraph" style:parent-style-name="Text_20_body">
      <style:paragraph-properties fo:margin-top="0cm" fo:margin-bottom="0cm" style:contextual-spacing="false" fo:line-height="100%"/>
      <style:text-properties fo:font-style="italic" officeooo:paragraph-rsid="008c697f" style:font-style-asian="italic" style:font-style-complex="italic"/>
    </style:style>
    <style:style style:name="P38" style:family="paragraph" style:parent-style-name="Text_20_body">
      <style:paragraph-properties fo:margin-top="0cm" fo:margin-bottom="0cm" style:contextual-spacing="false" fo:line-height="100%"/>
      <style:text-properties officeooo:paragraph-rsid="00864b9b"/>
    </style:style>
    <style:style style:name="P39" style:family="paragraph" style:parent-style-name="Text_20_body">
      <style:paragraph-properties fo:margin-top="0cm" fo:margin-bottom="0cm" style:contextual-spacing="false" fo:line-height="100%"/>
      <style:text-properties officeooo:paragraph-rsid="008c697f"/>
    </style:style>
    <style:style style:name="P40" style:family="paragraph" style:parent-style-name="Text_20_body">
      <style:paragraph-properties fo:margin-top="0cm" fo:margin-bottom="0cm" style:contextual-spacing="false" fo:line-height="100%"/>
      <style:text-properties fo:font-style="normal" style:text-underline-style="none" fo:font-weight="normal" officeooo:rsid="00754e75" officeooo:paragraph-rsid="00754e75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margin-top="0cm" fo:margin-bottom="0cm" style:contextual-spacing="false" fo:line-height="100%"/>
      <style:text-properties fo:font-style="normal" style:text-underline-style="none" fo:font-weight="normal" officeooo:rsid="007633cd" officeooo:paragraph-rsid="007633cd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margin-top="0cm" fo:margin-bottom="0cm" style:contextual-spacing="false" fo:line-height="100%"/>
      <style:text-properties fo:font-style="normal" fo:font-weight="normal" officeooo:rsid="0082b591" officeooo:paragraph-rsid="0082b591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margin-top="0cm" fo:margin-bottom="0cm" style:contextual-spacing="false" fo:line-height="100%"/>
      <style:text-properties fo:font-style="normal" fo:font-weight="normal" officeooo:rsid="008b82fb" officeooo:paragraph-rsid="008c697f" style:font-style-asian="normal" style:font-weight-asian="normal" style:font-style-complex="normal" style:font-weight-complex="normal"/>
    </style:style>
    <style:style style:name="P44" style:family="paragraph" style:parent-style-name="Text_20_body">
      <style:paragraph-properties fo:margin-top="0cm" fo:margin-bottom="0cm" style:contextual-spacing="false" fo:line-height="100%"/>
      <style:text-properties fo:font-style="normal" fo:font-weight="normal" officeooo:rsid="008c697f" officeooo:paragraph-rsid="008c697f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top="0cm" fo:margin-bottom="0cm" style:contextual-spacing="false" fo:line-height="100%"/>
      <style:text-properties fo:font-style="normal" fo:font-weight="normal" officeooo:rsid="00823859" officeooo:paragraph-rsid="00823859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margin-top="0cm" fo:margin-bottom="0cm" style:contextual-spacing="false" fo:line-height="100%"/>
      <style:text-properties fo:font-style="normal" fo:font-weight="normal" officeooo:rsid="008f4e8c" officeooo:paragraph-rsid="008f4e8c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margin-top="0cm" fo:margin-bottom="0cm" style:contextual-spacing="false" fo:line-height="100%"/>
      <style:text-properties officeooo:rsid="0084f7b8" officeooo:paragraph-rsid="0084f7b8"/>
    </style:style>
    <style:style style:name="P48" style:family="paragraph" style:parent-style-name="Text_20_body">
      <style:paragraph-properties fo:margin-top="0cm" fo:margin-bottom="0cm" style:contextual-spacing="false" fo:line-height="100%"/>
      <style:text-properties officeooo:rsid="008b82fb" officeooo:paragraph-rsid="008c697f"/>
    </style:style>
    <style:style style:name="P49" style:family="paragraph" style:parent-style-name="Text_20_body">
      <style:paragraph-properties fo:margin-top="0cm" fo:margin-bottom="0cm" style:contextual-spacing="false" fo:line-height="100%"/>
      <style:text-properties fo:font-weight="normal" officeooo:rsid="0081ade5" officeooo:paragraph-rsid="0081ade5" style:font-weight-asian="normal" style:font-weight-complex="normal"/>
    </style:style>
    <style:style style:name="P50" style:family="paragraph" style:parent-style-name="Text_20_body">
      <style:paragraph-properties fo:margin-top="0cm" fo:margin-bottom="0cm" style:contextual-spacing="false" fo:line-height="100%"/>
      <style:text-properties fo:font-weight="normal" officeooo:rsid="00823859" officeooo:paragraph-rsid="00823859" style:font-weight-asian="normal" style:font-weight-complex="normal"/>
    </style:style>
    <style:style style:name="P51" style:family="paragraph" style:parent-style-name="Text_20_body">
      <style:paragraph-properties fo:margin-top="0cm" fo:margin-bottom="0cm" style:contextual-spacing="false" fo:line-height="100%"/>
      <style:text-properties fo:font-weight="normal" officeooo:paragraph-rsid="0082b591" style:font-weight-asian="normal" style:font-weight-complex="normal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rsid="00854958" officeooo:paragraph-rsid="00864b9b"/>
    </style:style>
    <style:style style:name="P53" style:family="paragraph" style:parent-style-name="Text_20_body">
      <style:paragraph-properties fo:margin-top="0cm" fo:margin-bottom="0cm" style:contextual-spacing="false" fo:line-height="100%" style:writing-mode="lr-tb"/>
      <style:text-properties fo:font-weight="normal" officeooo:rsid="0083a504" officeooo:paragraph-rsid="0083a504" style:font-weight-asian="normal" style:font-weight-complex="normal"/>
    </style:style>
    <style:style style:name="P54" style:family="paragraph" style:parent-style-name="Text_20_body">
      <style:paragraph-properties fo:margin-top="0cm" fo:margin-bottom="0cm" style:contextual-spacing="false" fo:line-height="100%" style:writing-mode="lr-tb"/>
      <style:text-properties fo:font-style="normal" officeooo:rsid="00a37000" officeooo:paragraph-rsid="00a48fbc" style:font-style-asian="normal" style:font-style-complex="normal"/>
    </style:style>
    <style:style style:name="P55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56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57" style:family="paragraph" style:parent-style-name="Contents_20_4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58" style:family="paragraph" style:parent-style-name="Standard">
      <style:paragraph-properties fo:margin-left="0.101cm" fo:margin-right="0cm" fo:margin-top="0cm" fo:margin-bottom="0cm" style:contextual-spacing="false" fo:line-height="100%" fo:text-indent="0cm" style:auto-text-indent="false" style:writing-mode="lr-tb"/>
      <style:text-properties fo:font-style="italic" officeooo:rsid="00a2ded3" officeooo:paragraph-rsid="00a48fbc" style:font-style-asian="italic" style:font-style-complex="italic"/>
    </style:style>
    <style:style style:name="P59" style:family="paragraph" style:parent-style-name="Text_20_body">
      <style:paragraph-properties fo:margin-left="0.101cm" fo:margin-right="0cm" fo:margin-top="0cm" fo:margin-bottom="0cm" style:contextual-spacing="false" fo:line-height="100%" fo:text-indent="0cm" style:auto-text-indent="false" style:writing-mode="lr-tb"/>
      <style:text-properties fo:font-style="italic" officeooo:rsid="00a2ded3" officeooo:paragraph-rsid="00a48fbc" style:font-style-asian="italic" style:font-style-complex="italic"/>
    </style:style>
    <style:style style:name="P60" style:family="paragraph" style:parent-style-name="Text_20_body">
      <style:paragraph-properties style:writing-mode="lr-tb"/>
      <style:text-properties fo:font-style="normal" officeooo:rsid="00a2ded3" officeooo:paragraph-rsid="00a2ded3" style:font-style-asian="normal" style:font-style-complex="normal"/>
    </style:style>
    <style:style style:name="P61" style:family="paragraph" style:parent-style-name="Title" style:master-page-name="Standard">
      <style:paragraph-properties style:page-number="auto"/>
    </style:style>
    <style:style style:name="P62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65" style:family="paragraph" style:parent-style-name="Contents_20_4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66" style:family="paragraph" style:parent-style-name="Heading_20_1">
      <style:text-properties officeooo:rsid="0056f599" officeooo:paragraph-rsid="0056f599"/>
    </style:style>
    <style:style style:name="P67" style:family="paragraph" style:parent-style-name="Heading_20_1">
      <style:text-properties style:font-name="Arial" fo:font-size="18.2000007629395pt" fo:font-weight="bold" officeooo:rsid="005f9f26" officeooo:paragraph-rsid="0051386a" style:font-name-asian="Microsoft YaHei" style:font-size-asian="18.2000007629395pt" style:font-weight-asian="bold" style:font-name-complex="Arial1" style:font-size-complex="18.2000007629395pt" style:font-weight-complex="bold"/>
    </style:style>
    <style:style style:name="P68" style:family="paragraph" style:parent-style-name="Heading_20_2">
      <style:text-properties officeooo:rsid="009686df"/>
    </style:style>
    <style:style style:name="P69" style:family="paragraph" style:parent-style-name="Heading_20_3">
      <style:paragraph-properties fo:line-height="100%"/>
    </style:style>
    <style:style style:name="P70" style:family="paragraph" style:parent-style-name="Heading_20_4">
      <style:text-properties officeooo:rsid="0081ade5"/>
    </style:style>
    <style:style style:name="P71" style:family="paragraph" style:parent-style-name="Standard">
      <style:text-properties fo:font-style="italic" officeooo:rsid="00983d32" officeooo:paragraph-rsid="00b462b1" style:font-style-asian="italic" style:font-style-complex="italic"/>
    </style:style>
    <style:style style:name="P72" style:family="paragraph" style:parent-style-name="Standard">
      <style:text-properties officeooo:rsid="00983d32" officeooo:paragraph-rsid="00c81b6d"/>
    </style:style>
    <style:style style:name="P73" style:family="paragraph" style:parent-style-name="Standard">
      <style:text-properties officeooo:rsid="00aeb44c" officeooo:paragraph-rsid="00aeb44c"/>
    </style:style>
    <style:style style:name="P74" style:family="paragraph" style:parent-style-name="Standard">
      <style:text-properties officeooo:paragraph-rsid="00c385e1"/>
    </style:style>
    <style:style style:name="P75" style:family="paragraph" style:parent-style-name="Standard">
      <style:text-properties officeooo:paragraph-rsid="00c814c5"/>
    </style:style>
    <style:style style:name="P76" style:family="paragraph" style:parent-style-name="Standard">
      <style:text-properties officeooo:paragraph-rsid="00b462b1"/>
    </style:style>
    <style:style style:name="P77" style:family="paragraph" style:parent-style-name="Standard">
      <style:text-properties officeooo:paragraph-rsid="00c98f66"/>
    </style:style>
    <style:style style:name="P78" style:family="paragraph" style:parent-style-name="Standard">
      <style:paragraph-properties fo:margin-top="0cm" fo:margin-bottom="0cm" style:contextual-spacing="false" fo:line-height="100%"/>
      <style:text-properties officeooo:paragraph-rsid="00aca67a"/>
    </style:style>
    <style:style style:name="P79" style:family="paragraph" style:parent-style-name="Standard">
      <style:paragraph-properties fo:margin-top="0cm" fo:margin-bottom="0cm" style:contextual-spacing="false" fo:line-height="100%"/>
      <style:text-properties officeooo:paragraph-rsid="00c814c5"/>
    </style:style>
    <style:style style:name="P80" style:family="paragraph" style:parent-style-name="Table_20_Contents">
      <style:paragraph-properties fo:margin-top="0cm" fo:margin-bottom="0cm" style:contextual-spacing="false" fo:line-height="100%"/>
      <style:text-properties fo:font-style="italic" officeooo:rsid="00a9a36b" officeooo:paragraph-rsid="00c1478b" style:font-style-asian="italic" style:font-style-complex="italic"/>
    </style:style>
    <style:style style:name="P81" style:family="paragraph" style:parent-style-name="Table_20_Contents">
      <style:paragraph-properties fo:margin-top="0cm" fo:margin-bottom="0cm" style:contextual-spacing="false" fo:line-height="100%"/>
      <style:text-properties fo:font-style="italic" officeooo:rsid="00a9a36b" officeooo:paragraph-rsid="00c2cf4a" style:font-style-asian="italic" style:font-style-complex="italic"/>
    </style:style>
    <style:style style:name="P82" style:family="paragraph" style:parent-style-name="Table_20_Contents">
      <style:paragraph-properties fo:margin-top="0cm" fo:margin-bottom="0cm" style:contextual-spacing="false" fo:line-height="100%"/>
      <style:text-properties fo:font-style="italic" officeooo:rsid="00a9a36b" officeooo:paragraph-rsid="00c385e1" style:font-style-asian="italic" style:font-style-complex="italic"/>
    </style:style>
    <style:style style:name="P83" style:family="paragraph" style:parent-style-name="Table_20_Contents">
      <style:paragraph-properties fo:margin-top="0cm" fo:margin-bottom="0cm" style:contextual-spacing="false" fo:line-height="100%"/>
      <style:text-properties officeooo:paragraph-rsid="00c2cf4a"/>
    </style:style>
    <style:style style:name="P84" style:family="paragraph" style:parent-style-name="Text_20_body">
      <style:paragraph-properties fo:margin-top="0cm" fo:margin-bottom="0cm" style:contextual-spacing="false" fo:line-height="100%"/>
      <style:text-properties fo:font-style="italic" fo:font-weight="normal" officeooo:rsid="00854958" officeooo:paragraph-rsid="00854958" style:font-style-asian="italic" style:font-weight-asian="normal" style:font-style-complex="italic" style:font-weight-complex="normal"/>
    </style:style>
    <style:style style:name="P85" style:family="paragraph" style:parent-style-name="Text_20_body">
      <style:paragraph-properties fo:margin-top="0cm" fo:margin-bottom="0cm" style:contextual-spacing="false" fo:line-height="100%"/>
      <style:text-properties fo:font-style="italic" officeooo:rsid="00a9a36b" officeooo:paragraph-rsid="00b462b1" style:font-style-asian="italic" style:font-style-complex="italic"/>
    </style:style>
    <style:style style:name="P86" style:family="paragraph" style:parent-style-name="Text_20_body">
      <style:paragraph-properties fo:margin-top="0cm" fo:margin-bottom="0cm" style:contextual-spacing="false" fo:line-height="100%"/>
      <style:text-properties fo:font-style="italic" style:font-style-asian="italic" style:font-style-complex="italic"/>
    </style:style>
    <style:style style:name="P87" style:family="paragraph" style:parent-style-name="Text_20_body" style:list-style-name="L1">
      <style:paragraph-properties fo:margin-top="0cm" fo:margin-bottom="0cm" style:contextual-spacing="false" fo:line-height="100%"/>
      <style:text-properties fo:font-style="normal" fo:font-weight="normal" officeooo:rsid="008c697f" officeooo:paragraph-rsid="008c697f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cm" style:contextual-spacing="false" fo:line-height="100%"/>
      <style:text-properties fo:font-style="normal" fo:font-weight="normal" officeooo:rsid="00a9a36b" officeooo:paragraph-rsid="00a9ff46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cm" style:contextual-spacing="false" fo:line-height="100%"/>
      <style:text-properties fo:font-style="normal" fo:font-weight="normal" officeooo:rsid="00a9a36b" officeooo:paragraph-rsid="00aca67a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cm" style:contextual-spacing="false" fo:line-height="100%"/>
      <style:text-properties fo:font-style="normal" officeooo:rsid="00a9a36b" officeooo:paragraph-rsid="00aeb44c" style:font-style-asian="normal" style:font-style-complex="normal"/>
    </style:style>
    <style:style style:name="P91" style:family="paragraph" style:parent-style-name="Text_20_body">
      <style:paragraph-properties fo:margin-top="0cm" fo:margin-bottom="0cm" style:contextual-spacing="false" fo:line-height="100%"/>
      <style:text-properties fo:font-style="normal" officeooo:rsid="00a9a36b" officeooo:paragraph-rsid="00a9a36b" style:font-style-asian="normal" style:font-style-complex="normal"/>
    </style:style>
    <style:style style:name="P92" style:family="paragraph" style:parent-style-name="Text_20_body">
      <style:paragraph-properties fo:margin-top="0cm" fo:margin-bottom="0cm" style:contextual-spacing="false" fo:line-height="100%"/>
      <style:text-properties fo:font-style="normal" officeooo:rsid="00a9a36b" officeooo:paragraph-rsid="00b462b1" style:font-style-asian="normal" style:font-style-complex="normal"/>
    </style:style>
    <style:style style:name="P93" style:family="paragraph" style:parent-style-name="Text_20_body">
      <style:paragraph-properties fo:margin-top="0cm" fo:margin-bottom="0cm" style:contextual-spacing="false" fo:line-height="100%"/>
      <style:text-properties fo:font-style="normal" officeooo:paragraph-rsid="00c98f66" style:font-style-asian="normal" style:font-style-complex="normal"/>
    </style:style>
    <style:style style:name="P94" style:family="paragraph" style:parent-style-name="Text_20_body">
      <style:paragraph-properties fo:margin-top="0cm" fo:margin-bottom="0cm" style:contextual-spacing="false" fo:line-height="100%"/>
      <style:text-properties fo:font-style="normal" officeooo:rsid="00d0d4c3" officeooo:paragraph-rsid="00d0d4c3" style:font-style-asian="normal" style:font-style-complex="normal"/>
    </style:style>
    <style:style style:name="P95" style:family="paragraph" style:parent-style-name="Text_20_body">
      <style:paragraph-properties fo:margin-top="0cm" fo:margin-bottom="0cm" style:contextual-spacing="false" fo:line-height="100%"/>
      <style:text-properties officeooo:paragraph-rsid="00a9ff46"/>
    </style:style>
    <style:style style:name="P96" style:family="paragraph" style:parent-style-name="Text_20_body">
      <style:paragraph-properties fo:margin-top="0cm" fo:margin-bottom="0cm" style:contextual-spacing="false" fo:line-height="100%"/>
      <style:text-properties officeooo:rsid="00c98f66" officeooo:paragraph-rsid="00c98f66"/>
    </style:style>
    <style:style style:name="P97" style:family="paragraph" style:parent-style-name="Text_20_body">
      <style:paragraph-properties fo:margin-top="0cm" fo:margin-bottom="0cm" style:contextual-spacing="false" fo:line-height="100%"/>
      <style:text-properties officeooo:rsid="00c98f66" officeooo:paragraph-rsid="00cb24e0"/>
    </style:style>
    <style:style style:name="P98" style:family="paragraph" style:parent-style-name="Text_20_body">
      <style:paragraph-properties fo:margin-top="0cm" fo:margin-bottom="0cm" style:contextual-spacing="false" fo:line-height="100%"/>
      <style:text-properties officeooo:rsid="00c98f66" officeooo:paragraph-rsid="00cae36d"/>
    </style:style>
    <style:style style:name="P99" style:family="paragraph" style:parent-style-name="Text_20_body">
      <style:paragraph-properties fo:margin-top="0cm" fo:margin-bottom="0cm" style:contextual-spacing="false" fo:line-height="100%" style:writing-mode="lr-tb"/>
      <style:text-properties officeooo:paragraph-rsid="00983d32"/>
    </style:style>
    <style:style style:name="P100" style:family="paragraph" style:parent-style-name="Text_20_body">
      <style:text-properties officeooo:rsid="00a37000" officeooo:paragraph-rsid="00a37000"/>
    </style:style>
    <style:style style:name="P101" style:family="paragraph" style:parent-style-name="Text_20_body">
      <style:text-properties officeooo:rsid="00a37000" officeooo:paragraph-rsid="00ce9703"/>
    </style:style>
    <style:style style:name="P102" style:family="paragraph" style:parent-style-name="Text_20_body">
      <style:text-properties officeooo:paragraph-rsid="00c98f66"/>
    </style:style>
    <style:style style:name="P103" style:family="paragraph" style:parent-style-name="Text_20_body">
      <style:text-properties officeooo:rsid="00a11881" officeooo:paragraph-rsid="00ce9703"/>
    </style:style>
    <style:style style:name="P104" style:family="paragraph" style:parent-style-name="Text_20_body">
      <style:text-properties officeooo:rsid="00ce9703" officeooo:paragraph-rsid="00ce9703"/>
    </style:style>
    <style:style style:name="P105" style:family="paragraph" style:parent-style-name="Text_20_body">
      <style:text-properties officeooo:paragraph-rsid="00ce9703"/>
    </style:style>
    <style:style style:name="P106" style:family="paragraph" style:parent-style-name="Text_20_body">
      <style:paragraph-properties style:writing-mode="lr-tb"/>
      <style:text-properties officeooo:paragraph-rsid="00ce9703"/>
    </style:style>
    <style:style style:name="T1" style:family="text">
      <style:text-properties officeooo:rsid="00549778"/>
    </style:style>
    <style:style style:name="T2" style:family="text">
      <style:text-properties officeooo:rsid="00561639"/>
    </style:style>
    <style:style style:name="T3" style:family="text">
      <style:text-properties officeooo:rsid="0056f599"/>
    </style:style>
    <style:style style:name="T4" style:family="text">
      <style:text-properties fo:font-style="italic" fo:font-weight="bold" officeooo:rsid="00725e5b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9686df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5cc059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56f599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5c7548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6d2eab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84f7b8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791bc3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9686df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a9a36b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a9ff46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aca67a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864b9b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c2cf4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c814c5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c98f66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cae36d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cb24e0" style:font-style-asian="italic" style:font-weight-asian="normal" style:font-style-complex="italic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6b4b72" style:font-style-asian="italic" style:font-style-complex="italic"/>
    </style:style>
    <style:style style:name="T25" style:family="text">
      <style:text-properties fo:font-style="italic" officeooo:rsid="00823859" style:font-style-asian="italic" style:font-style-complex="italic"/>
    </style:style>
    <style:style style:name="T26" style:family="text">
      <style:text-properties fo:font-style="italic" officeooo:rsid="0082b591" style:font-style-asian="italic" style:font-style-complex="italic"/>
    </style:style>
    <style:style style:name="T27" style:family="text">
      <style:text-properties fo:font-style="italic" officeooo:rsid="005c7548" style:font-style-asian="italic" style:font-style-complex="italic"/>
    </style:style>
    <style:style style:name="T28" style:family="text">
      <style:text-properties fo:font-style="italic" officeooo:rsid="009686df" style:font-style-asian="italic" style:font-style-complex="italic"/>
    </style:style>
    <style:style style:name="T29" style:family="text">
      <style:text-properties fo:font-style="italic" officeooo:rsid="00983d32" style:font-style-asian="italic" style:font-style-complex="italic"/>
    </style:style>
    <style:style style:name="T30" style:family="text">
      <style:text-properties fo:font-style="italic" officeooo:rsid="00a228e6" style:font-style-asian="italic" style:font-style-complex="italic"/>
    </style:style>
    <style:style style:name="T31" style:family="text">
      <style:text-properties fo:font-style="italic" officeooo:rsid="00a2ded3" style:font-style-asian="italic" style:font-style-complex="italic"/>
    </style:style>
    <style:style style:name="T32" style:family="text">
      <style:text-properties fo:font-style="italic" officeooo:rsid="008be75e" style:font-style-asian="italic" style:font-style-complex="italic"/>
    </style:style>
    <style:style style:name="T33" style:family="text">
      <style:text-properties fo:font-style="italic" officeooo:rsid="00c385e1" style:font-style-asian="italic" style:font-style-complex="italic"/>
    </style:style>
    <style:style style:name="T34" style:family="text">
      <style:text-properties fo:font-style="italic" officeooo:rsid="00c2cf4a" style:font-style-asian="italic" style:font-style-complex="italic"/>
    </style:style>
    <style:style style:name="T35" style:family="text">
      <style:text-properties fo:font-style="italic" officeooo:rsid="00a9a36b" style:font-style-asian="italic" style:font-style-complex="italic"/>
    </style:style>
    <style:style style:name="T36" style:family="text">
      <style:text-properties fo:font-style="italic" officeooo:rsid="00c663a1" style:font-style-asian="italic" style:font-style-complex="italic"/>
    </style:style>
    <style:style style:name="T37" style:family="text">
      <style:text-properties fo:font-style="italic" officeooo:rsid="00c814c5" style:font-style-asian="italic" style:font-style-complex="italic"/>
    </style:style>
    <style:style style:name="T38" style:family="text">
      <style:text-properties fo:font-style="italic" officeooo:rsid="00c81b6d" style:font-style-asian="italic" style:font-style-complex="italic"/>
    </style:style>
    <style:style style:name="T39" style:family="text">
      <style:text-properties fo:font-style="italic" officeooo:rsid="00d2d065" style:font-style-asian="italic" style:font-style-complex="italic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5c7548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c851b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5f5fef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9686df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983d32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c1478b" style:font-style-asian="normal" style:font-weight-asian="normal" style:font-style-complex="normal" style:font-weight-complex="normal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82b591" style:font-style-asian="normal" style:font-style-complex="normal"/>
    </style:style>
    <style:style style:name="T49" style:family="text">
      <style:text-properties fo:font-style="normal" officeooo:rsid="009a7644" style:font-style-asian="normal" style:font-style-complex="normal"/>
    </style:style>
    <style:style style:name="T50" style:family="text">
      <style:text-properties fo:font-style="normal" officeooo:rsid="009befac" style:font-style-asian="normal" style:font-style-complex="normal"/>
    </style:style>
    <style:style style:name="T51" style:family="text">
      <style:text-properties fo:font-style="normal" officeooo:rsid="009dbd1b" style:font-style-asian="normal" style:font-style-complex="normal"/>
    </style:style>
    <style:style style:name="T52" style:family="text">
      <style:text-properties fo:font-style="normal" officeooo:rsid="009ed0c7" style:font-style-asian="normal" style:font-style-complex="normal"/>
    </style:style>
    <style:style style:name="T53" style:family="text">
      <style:text-properties fo:font-style="normal" officeooo:rsid="00a228e6" style:font-style-asian="normal" style:font-style-complex="normal"/>
    </style:style>
    <style:style style:name="T54" style:family="text">
      <style:text-properties fo:font-style="normal" officeooo:rsid="00aeb44c" style:font-style-asian="normal" style:font-style-complex="normal"/>
    </style:style>
    <style:style style:name="T55" style:family="text">
      <style:text-properties fo:font-style="normal" officeooo:rsid="00b5c685" style:font-style-asian="normal" style:font-style-complex="normal"/>
    </style:style>
    <style:style style:name="T56" style:family="text">
      <style:text-properties fo:font-style="normal" officeooo:rsid="00a9a36b" style:font-style-asian="normal" style:font-style-complex="normal"/>
    </style:style>
    <style:style style:name="T57" style:family="text">
      <style:text-properties fo:font-style="normal" officeooo:rsid="00c663a1" style:font-style-asian="normal" style:font-style-complex="normal"/>
    </style:style>
    <style:style style:name="T58" style:family="text">
      <style:text-properties fo:font-style="normal" officeooo:rsid="00c814c5" style:font-style-asian="normal" style:font-style-complex="normal"/>
    </style:style>
    <style:style style:name="T59" style:family="text">
      <style:text-properties fo:font-style="normal" officeooo:rsid="00983d32" style:font-style-asian="normal" style:font-style-complex="normal"/>
    </style:style>
    <style:style style:name="T60" style:family="text">
      <style:text-properties fo:font-style="normal" officeooo:rsid="00d2d065" style:font-style-asian="normal" style:font-style-complex="normal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5cc059" style:font-weight-asian="normal" style:font-weight-complex="normal"/>
    </style:style>
    <style:style style:name="T63" style:family="text">
      <style:text-properties fo:font-weight="normal" officeooo:rsid="009686df" style:font-weight-asian="normal" style:font-weight-complex="normal"/>
    </style:style>
    <style:style style:name="T64" style:family="text">
      <style:text-properties fo:font-weight="normal" officeooo:rsid="00a9a36b" style:font-weight-asian="normal" style:font-weight-complex="normal"/>
    </style:style>
    <style:style style:name="T65" style:family="text">
      <style:text-properties fo:font-weight="normal" officeooo:rsid="00cae36d" style:font-weight-asian="normal" style:font-weight-complex="normal"/>
    </style:style>
    <style:style style:name="T66" style:family="text">
      <style:text-properties officeooo:rsid="0058358b"/>
    </style:style>
    <style:style style:name="T67" style:family="text">
      <style:text-properties officeooo:rsid="005a6d5e"/>
    </style:style>
    <style:style style:name="T68" style:family="text">
      <style:text-properties officeooo:rsid="005c7548"/>
    </style:style>
    <style:style style:name="T69" style:family="text">
      <style:text-properties officeooo:rsid="005c851b"/>
    </style:style>
    <style:style style:name="T70" style:family="text">
      <style:text-properties officeooo:rsid="005cc059"/>
    </style:style>
    <style:style style:name="T71" style:family="text">
      <style:text-properties style:font-name="Arial" fo:font-size="14.1000003814697pt" fo:font-weight="bold" officeooo:rsid="00864b9b" style:font-name-asian="Microsoft YaHei" style:font-size-asian="14.1000003814697pt" style:font-weight-asian="bold" style:font-name-complex="Arial1" style:font-size-complex="14.1000003814697pt" style:font-weight-complex="bold"/>
    </style:style>
    <style:style style:name="T72" style:family="text">
      <style:text-properties officeooo:rsid="006100e6"/>
    </style:style>
    <style:style style:name="T73" style:family="text">
      <style:text-properties officeooo:rsid="0061764e"/>
    </style:style>
    <style:style style:name="T74" style:family="text">
      <style:text-properties officeooo:rsid="00641a01"/>
    </style:style>
    <style:style style:name="T75" style:family="text">
      <style:text-properties officeooo:rsid="00669c5c"/>
    </style:style>
    <style:style style:name="T76" style:family="text">
      <style:text-properties officeooo:rsid="006d2eab"/>
    </style:style>
    <style:style style:name="T77" style:family="text">
      <style:text-properties officeooo:rsid="006e0267"/>
    </style:style>
    <style:style style:name="T78" style:family="text">
      <style:text-properties officeooo:rsid="00725e5b"/>
    </style:style>
    <style:style style:name="T79" style:family="text">
      <style:text-properties officeooo:rsid="00754e75"/>
    </style:style>
    <style:style style:name="T80" style:family="text">
      <style:text-properties officeooo:rsid="00772e3b"/>
    </style:style>
    <style:style style:name="T81" style:family="text">
      <style:text-properties officeooo:rsid="00791bc3"/>
    </style:style>
    <style:style style:name="T82" style:family="text">
      <style:text-properties officeooo:rsid="007b773e"/>
    </style:style>
    <style:style style:name="T83" style:family="text">
      <style:text-properties officeooo:rsid="007bb5c2"/>
    </style:style>
    <style:style style:name="T84" style:family="text">
      <style:text-properties officeooo:rsid="007d1237"/>
    </style:style>
    <style:style style:name="T85" style:family="text">
      <style:text-properties officeooo:rsid="007fde3f"/>
    </style:style>
    <style:style style:name="T86" style:family="text">
      <style:text-properties officeooo:rsid="007febd6"/>
    </style:style>
    <style:style style:name="T87" style:family="text">
      <style:text-properties officeooo:rsid="0080ce40"/>
    </style:style>
    <style:style style:name="T88" style:family="text">
      <style:text-properties officeooo:rsid="00815d0b"/>
    </style:style>
    <style:style style:name="T89" style:family="text">
      <style:text-properties officeooo:rsid="0084f7b8"/>
    </style:style>
    <style:style style:name="T90" style:family="text">
      <style:text-properties officeooo:rsid="00854958"/>
    </style:style>
    <style:style style:name="T91" style:family="text">
      <style:text-properties officeooo:rsid="008572f0"/>
    </style:style>
    <style:style style:name="T92" style:family="text">
      <style:text-properties officeooo:rsid="00864b9b"/>
    </style:style>
    <style:style style:name="T93" style:family="text">
      <style:text-properties officeooo:rsid="008b82fb"/>
    </style:style>
    <style:style style:name="T94" style:family="text">
      <style:text-properties officeooo:rsid="008be75e"/>
    </style:style>
    <style:style style:name="T95" style:family="text">
      <style:text-properties officeooo:rsid="008c697f"/>
    </style:style>
    <style:style style:name="T96" style:family="text">
      <style:text-properties officeooo:rsid="008de6e7"/>
    </style:style>
    <style:style style:name="T97" style:family="text">
      <style:text-properties officeooo:rsid="009219b2"/>
    </style:style>
    <style:style style:name="T98" style:family="text">
      <style:text-properties officeooo:rsid="0093bcbc"/>
    </style:style>
    <style:style style:name="T99" style:family="text">
      <style:text-properties officeooo:rsid="009686df"/>
    </style:style>
    <style:style style:name="T100" style:family="text">
      <style:text-properties officeooo:rsid="00983d32"/>
    </style:style>
    <style:style style:name="T101" style:family="text">
      <style:text-properties officeooo:rsid="009891e0"/>
    </style:style>
    <style:style style:name="T102" style:family="text">
      <style:text-properties officeooo:rsid="009a7644"/>
    </style:style>
    <style:style style:name="T103" style:family="text">
      <style:text-properties officeooo:rsid="009ed0c7"/>
    </style:style>
    <style:style style:name="T104" style:family="text">
      <style:text-properties officeooo:rsid="00a228e6"/>
    </style:style>
    <style:style style:name="T105" style:family="text">
      <style:text-properties officeooo:rsid="00a48fbc"/>
    </style:style>
    <style:style style:name="T106" style:family="text">
      <style:text-properties officeooo:rsid="00b1e371"/>
    </style:style>
    <style:style style:name="T107" style:family="text">
      <style:text-properties officeooo:rsid="00b5c685"/>
    </style:style>
    <style:style style:name="T108" style:family="text">
      <style:text-properties officeooo:rsid="00c1478b"/>
    </style:style>
    <style:style style:name="T109" style:family="text">
      <style:text-properties officeooo:rsid="00c2cf4a"/>
    </style:style>
    <style:style style:name="T110" style:family="text">
      <style:text-properties officeooo:rsid="00c385e1"/>
    </style:style>
    <style:style style:name="T111" style:family="text">
      <style:text-properties officeooo:rsid="00c548da"/>
    </style:style>
    <style:style style:name="T112" style:family="text">
      <style:text-properties officeooo:rsid="00c663a1"/>
    </style:style>
    <style:style style:name="T113" style:family="text">
      <style:text-properties officeooo:rsid="00c814c5"/>
    </style:style>
    <style:style style:name="T114" style:family="text">
      <style:text-properties officeooo:rsid="00c81b6d"/>
    </style:style>
    <style:style style:name="T115" style:family="text">
      <style:text-properties officeooo:rsid="00aeb44c"/>
    </style:style>
    <style:style style:name="T116" style:family="text">
      <style:text-properties officeooo:rsid="00c98f66"/>
    </style:style>
    <style:style style:name="T117" style:family="text">
      <style:text-properties officeooo:rsid="00cb24e0"/>
    </style:style>
    <style:style style:name="T118" style:family="text">
      <style:text-properties officeooo:rsid="00cc6ba1"/>
    </style:style>
    <style:style style:name="T119" style:family="text">
      <style:text-properties officeooo:rsid="00cda6f6"/>
    </style:style>
    <style:style style:name="T120" style:family="text">
      <style:text-properties officeooo:rsid="00ce9703"/>
    </style:style>
    <style:style style:name="T121" style:family="text">
      <style:text-properties officeooo:rsid="00cfe5c8"/>
    </style:style>
    <style:style style:name="T122" style:family="text">
      <style:text-properties officeooo:rsid="00d0f7ff"/>
    </style:style>
    <style:style style:name="T123" style:family="text">
      <style:text-properties officeooo:rsid="00d1f619"/>
    </style:style>
    <style:style style:name="T124" style:family="text">
      <style:text-properties officeooo:rsid="00d2d06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text:title>Les tableaux [Jérôme]</text:title>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3327_49679788" text:style-name="Index_20_Link" text:visited-style-name="Index_20_Link">Introduction<text:tab/>1</text:a></text:p>
          <text:p text:style-name="P1"><text:a xlink:type="simple" xlink:href="#__RefHeading___Toc3329_49679788" text:style-name="Index_20_Link" text:visited-style-name="Index_20_Link">Déclaration<text:tab/>1</text:a></text:p>
          <text:p text:style-name="P1"><text:a xlink:type="simple" xlink:href="#__RefHeading___Toc223_3379046392" text:style-name="Index_20_Link" text:visited-style-name="Index_20_Link">Utilisation<text:tab/>2</text:a></text:p>
          <text:p text:style-name="P55"><text:a xlink:type="simple" xlink:href="#__RefHeading___Toc718_478100555" text:style-name="Index_20_Link" text:visited-style-name="Index_20_Link">Tableaux d'objets<text:tab/>2</text:a></text:p>
          <text:p text:style-name="P56"><text:a xlink:type="simple" xlink:href="#__RefHeading___Toc1522_3801190500" text:style-name="Index_20_Link" text:visited-style-name="Index_20_Link">Parcours par index<text:tab/>3</text:a></text:p>
          <text:p text:style-name="P56"><text:a xlink:type="simple" xlink:href="#__RefHeading___Toc1476_3801190500" text:style-name="Index_20_Link" text:visited-style-name="Index_20_Link">Parcours par contenu (boucle "for...each")<text:tab/>3</text:a></text:p>
          <text:p text:style-name="P55"><text:a xlink:type="simple" xlink:href="#__RefHeading___Toc720_478100555" text:style-name="Index_20_Link" text:visited-style-name="Index_20_Link">Tableau de tableaux<text:tab/>3</text:a></text:p>
          <text:p text:style-name="P57"><text:a xlink:type="simple" xlink:href="#__RefHeading___Toc722_478100555" text:style-name="Index_20_Link" text:visited-style-name="Index_20_Link">Déclaration<text:tab/>3</text:a></text:p>
          <text:p text:style-name="P57"><text:a xlink:type="simple" xlink:href="#__RefHeading___Toc724_478100555" text:style-name="Index_20_Link" text:visited-style-name="Index_20_Link">Utilisation<text:tab/>3</text:a></text:p>
          <text:p text:style-name="P55"><text:a xlink:type="simple" xlink:href="#__RefHeading___Toc726_478100555" text:style-name="Index_20_Link" text:visited-style-name="Index_20_Link">Tableaux en paramètre<text:tab/>4</text:a></text:p>
          <text:p text:style-name="P56"><text:a xlink:type="simple" xlink:href="#__RefHeading___Toc728_478100555" text:style-name="Index_20_Link" text:visited-style-name="Index_20_Link">Généralité<text:tab/>4</text:a></text:p>
          <text:p text:style-name="P56"><text:a xlink:type="simple" xlink:href="#__RefHeading___Toc730_478100555" text:style-name="Index_20_Link" text:visited-style-name="Index_20_Link">Ellipse<text:tab/>4</text:a></text:p>
          <text:p text:style-name="P1"><text:a xlink:type="simple" xlink:href="#__RefHeading___Toc1467_3512559461" text:style-name="Index_20_Link" text:visited-style-name="Index_20_Link">Classe Arrays<text:tab/>5</text:a></text:p>
          <text:p text:style-name="P55"><text:a xlink:type="simple" xlink:href="#__RefHeading___Toc1469_3512559461" text:style-name="Index_20_Link" text:visited-style-name="Index_20_Link">Transformer un tableau en liste<text:tab/>5</text:a></text:p>
          <text:p text:style-name="P55"><text:a xlink:type="simple" xlink:href="#__RefHeading___Toc1471_3512559461" text:style-name="Index_20_Link" text:visited-style-name="Index_20_Link">Rechercher l'index d'un élément dans un tableau<text:tab/>5</text:a></text:p>
          <text:p text:style-name="P55"><text:a xlink:type="simple" xlink:href="#__RefHeading___Toc1473_3512559461" text:style-name="Index_20_Link" text:visited-style-name="Index_20_Link">Copier un tableau<text:tab/>5</text:a></text:p>
          <text:p text:style-name="P55"><text:a xlink:type="simple" xlink:href="#__RefHeading___Toc1475_3512559461" text:style-name="Index_20_Link" text:visited-style-name="Index_20_Link">Copier une partie d'un tableau<text:tab/>5</text:a></text:p>
          <text:p text:style-name="P55"><text:a xlink:type="simple" xlink:href="#__RefHeading___Toc1477_3512559461" text:style-name="Index_20_Link" text:visited-style-name="Index_20_Link">Egalité de tableaux<text:tab/>6</text:a></text:p>
          <text:p text:style-name="P55"><text:a xlink:type="simple" xlink:href="#__RefHeading___Toc1479_3512559461" text:style-name="Index_20_Link" text:visited-style-name="Index_20_Link">Initialiser un tableau<text:tab/>6</text:a></text:p>
          <text:p text:style-name="P55"><text:a xlink:type="simple" xlink:href="#__RefHeading___Toc1481_3512559461" text:style-name="Index_20_Link" text:visited-style-name="Index_20_Link"><text:span text:style-name="T47">Hash d'un t</text:span></text:a><text:a xlink:type="simple" xlink:href="#__RefHeading___Toc1481_3512559461" text:style-name="Index_20_Link" text:visited-style-name="Index_20_Link"><text:span text:style-name="T47">ableau</text:span></text:a><text:a xlink:type="simple" xlink:href="#__RefHeading___Toc1481_3512559461" text:style-name="Index_20_Link" text:visited-style-name="Index_20_Link"><text:tab/>6</text:a></text:p>
          <text:p text:style-name="P55"><text:a xlink:type="simple" xlink:href="#__RefHeading___Toc1483_3512559461" text:style-name="Index_20_Link" text:visited-style-name="Index_20_Link">Trier un tableau<text:tab/>6</text:a></text:p>
          <text:p text:style-name="P55"><text:a xlink:type="simple" xlink:href="#__RefHeading___Toc1485_3512559461" text:style-name="Index_20_Link" text:visited-style-name="Index_20_Link">Affichage d'un tableau<text:tab/>6</text:a></text:p>
          <text:p text:style-name="P55"><text:a xlink:type="simple" xlink:href="#__RefHeading___Toc1487_3512559461" text:style-name="Index_20_Link" text:visited-style-name="Index_20_Link">Savoir si un tableau est vide<text:tab/>7</text:a></text:p>
        </text:index-body>
      </text:table-of-content>
      <text:h text:style-name="Heading_20_1" text:outline-level="1"><text:bookmark-start text:name="__RefHeading___Toc3327_49679788"/>Introduction<text:bookmark-end text:name="__RefHeading___Toc3327_49679788"/></text:h>
      <text:p text:style-name="P2"><text:span text:style-name="T1">Un tableau est une structure de stockage de plusieurs éléments de même type</text:span><text:span text:style-name="T66">, qui peuvent être des primitifs ou des objets</text:span><text:span text:style-name="T1">. </text:span><text:span text:style-name="T2">Il </text:span><text:span text:style-name="T1">est </text:span><text:span text:style-name="T3">référencé</text:span><text:span text:style-name="T1"> par son nom et chacun de ses éléments est accessible par un </text:span><text:span text:style-name="T73">index</text:span><text:span text:style-name="T1">, </text:span><text:span text:style-name="T2">compté à partir de 0.</text:span></text:p>
      <text:p text:style-name="P2"/>
      <text:p text:style-name="P18"><text:span text:style-name="T3">Un tableau est un objet. Il peut être défini avec plusieurs dimensions</text:span><text:span text:style-name="T83">. D</text:span><text:span text:style-name="T82">ans ce cas ch</text:span><text:span text:style-name="T3">aque dimension est un nouveau tableau</text:span><text:span text:style-name="T83"> (tableau de tableaux)</text:span><text:span text:style-name="T86"> : i</text:span><text:span text:style-name="T83">l ne s'agit donc pas d'une matrice au sens </text:span><text:span text:style-name="T84">mathématique</text:span><text:span text:style-name="T83">.</text:span><text:span text:style-name="T87"> <text:s/>Dans un </text:span><text:span text:style-name="T83">tableau de tableaux</text:span><text:span text:style-name="T87">, tous les éléments de tous les tableaux doivent être du même type.</text:span></text:p>
      <text:h text:style-name="P66" text:outline-level="1"><text:bookmark-start text:name="__RefHeading___Toc3329_49679788"/>Déclaration<text:bookmark-end text:name="__RefHeading___Toc3329_49679788"/></text:h>
      <text:p text:style-name="P3"><text:tab/><text:span text:style-name="T6">int t[]</text:span><text:span text:style-name="T40"><text:tab/><text:tab/></text:span><text:span text:style-name="T42"><text:tab/></text:span>déclare un tableau d'entiers non initialisé</text:p>
      <text:p text:style-name="P4"><text:tab/><text:span text:style-name="T6">t = new int[5]</text:span><text:tab/><text:span text:style-name="T69"><text:tab/></text:span>déclare un tableau de 5 entiers non initialisés (valeur défaut<text:span text:style-name="T69"> </text:span>type)</text:p>
      <text:p text:style-name="P8"><text:soft-page-break/><text:tab/><text:span text:style-name="T6">int t[] = new int[5]</text:span><text:tab/>idem</text:p>
      <text:p text:style-name="P3"><text:tab/><text:span text:style-name="T6">int[] t1, t2</text:span><text:tab/><text:span text:style-name="T69"><text:tab/></text:span>déclare deux tableaux d'entiers</text:p>
      <text:p text:style-name="P3"><text:tab/><text:span text:style-name="T6">int t1[], n, t2[]</text:span><text:tab/><text:span text:style-name="T69"><text:tab/></text:span>déclare deux tableau<text:span text:style-name="T67">x</text:span> et une variable enti<text:span text:style-name="T72">ers</text:span></text:p>
      <text:p text:style-name="P5"><text:tab/><text:span text:style-name="T6">Point tp[]</text:span><text:span text:style-name="T40"><text:tab/></text:span><text:span text:style-name="T42"><text:tab/></text:span><text:span text:style-name="T40">déclare un tableau d'objets de type Point</text:span></text:p>
      <text:p text:style-name="P5"><text:tab/><text:span text:style-name="T6">Point a, tp[], b</text:span><text:span text:style-name="T40"><text:tab/></text:span><text:span text:style-name="T42"><text:tab/></text:span><text:span text:style-name="T40">déclare deux objets et un tableau de type Point</text:span> </text:p>
      <text:p text:style-name="P5"/>
      <text:p text:style-name="P6"><text:tab/><text:span text:style-name="T6">int t[5]</text:span><text:span text:style-name="T61"><text:tab/></text:span><text:tab/><text:span text:style-name="T69"><text:tab/></text:span>ne fonctionne pas</text:p>
      <text:p text:style-name="P7"><text:span text:style-name="T68"><text:tab/></text:span><text:span text:style-name="T8">t = new int[</text:span><text:span text:style-name="T9">-</text:span><text:span text:style-name="T8">5]</text:span><text:span text:style-name="T41"><text:tab/></text:span><text:span text:style-name="T42"><text:tab/></text:span><text:span text:style-name="T68">ne fonctionne pas (</text:span><text:span text:style-name="T27">NegativeArraySizeException</text:span><text:span text:style-name="T68">)</text:span></text:p>
      <text:p text:style-name="P7"/>
      <text:p text:style-name="P9"><text:tab/><text:span text:style-name="T6">int n, m;</text:span></text:p>
      <text:p text:style-name="P10"><text:span text:style-name="T70"><text:tab/></text:span><text:span text:style-name="T7">int t1[]={1,n,2,m,3};<text:tab/></text:span><text:span text:style-name="T62"><text:tab/><text:tab/></text:span><text:span text:style-name="T70"><text:tab/>déclaration et affectation</text:span></text:p>
      <text:p text:style-name="P10"/>
      <text:p text:style-name="P9"><text:tab/><text:span text:style-name="T6">t2 = new int[4];</text:span><text:tab/><text:tab/><text:tab/><text:tab/>déclaration</text:p>
      <text:p text:style-name="P9"><text:tab/><text:span text:style-name="T6">t2[0]=1 ; t2[1]=n ; t2[2]=m ; t2[m]=3;</text:span><text:tab/>affectation</text:p>
      <text:p text:style-name="P9"/>
      <text:p text:style-name="P11"><text:tab/><text:span text:style-name="T6">int[] t3;</text:span></text:p>
      <text:p text:style-name="P11"><text:tab/><text:span text:style-name="T6">t3=</text:span><text:span text:style-name="T7">{1,n,2,m,3};</text:span><text:span text:style-name="T40"><text:tab/><text:tab/><text:tab/><text:tab/>ne fonctio</text:span><text:span text:style-name="T43">n</text:span><text:span text:style-name="T40">ne pas</text:span></text:p>
      <text:h text:style-name="P67" text:outline-level="1"><text:bookmark-start text:name="__RefHeading___Toc223_3379046392"/>Utilisation<text:bookmark-end text:name="__RefHeading___Toc223_3379046392"/></text:h>
      <text:p text:style-name="P12">L'utilisation d'un index négatif ou supérieur au nombre d'éléments d'un tableau provoque l'exception <text:span text:style-name="T6">ArrayIndexOutOfBoundException</text:span>.</text:p>
      <text:p text:style-name="P12"/>
      <text:p text:style-name="P13"><text:span text:style-name="T74">Chaque variable de tableau et une référence à un objet. Lors de l'affectation d'une variable tableau à une autre il advient donc que la seconde variable pointe vers le </text:span><text:span text:style-name="T75">premier tableau.</text:span></text:p>
      <text:p text:style-name="P14"/>
      <text:p text:style-name="P15">La dimension d'un objet tableau déclaré par <text:span text:style-name="T6">new int[3]</text:span> n'est pas modifiable : la structure d'un tableau déclaré est immuable.</text:p>
      <text:p text:style-name="P15"/>
      <text:p text:style-name="P16">Les référence de deux tableaux de types compatibles ne sont pas pour autant compatibles. Par exemple :</text:p>
      <text:p text:style-name="P16"/>
      <text:p text:style-name="P19"><text:tab/><text:span text:style-name="T23">int tbInt[];</text:span></text:p>
      <text:p text:style-name="P19"><text:tab/><text:span text:style-name="T23">float tbfFoat[];</text:span></text:p>
      <text:p text:style-name="P19"><text:tab/><text:span text:style-name="T23">tbFloat=tb</text:span><text:span text:style-name="T24">I</text:span><text:span text:style-name="T23">nt;</text:span><text:tab/><text:tab/>ne fonctionne pas </text:p>
      <text:p text:style-name="P16"/>
      <text:p text:style-name="P17">La taille d'un tableau<text:span text:style-name="T76"> est indiquée par la méthode </text:span><text:span text:style-name="T10">length</text:span><text:span text:style-name="T76"> de la variable correspondante.</text:span><text:span text:style-name="T77"> Par exemple :</text:span></text:p>
      <text:p text:style-name="P22"><text:span text:style-name="T61"><text:tab/></text:span><text:span text:style-name="T6">int tbInt[] = new int[5];</text:span></text:p>
      <text:p text:style-name="P20"><text:tab/>System.out.println("Taillle du tableau : " + tbInt.length);</text:p>
      <text:p text:style-name="P20"><text:tab/>tbInt = new int[3];</text:p>
      <text:p text:style-name="P20"><text:tab/>System.out.println("Taillle du tableau : " + tbInt.length);</text:p>
      <text:h text:style-name="Heading_20_2" text:outline-level="2"><text:bookmark-start text:name="__RefHeading___Toc718_478100555"/><text:span text:style-name="T123">T</text:span>ableaux d'objets<text:bookmark-end text:name="__RefHeading___Toc718_478100555"/></text:h>
      <text:p text:style-name="P24"><text:span text:style-name="T78">Le parcours des éléments d'un tableau est fréquemment réalisé avec une boucle </text:span><text:span text:style-name="T4">for</text:span><text:span text:style-name="T78">. Deux méthodes sont disponibles.</text:span></text:p>
      <text:h text:style-name="Heading_20_3" text:outline-level="3"><text:bookmark-start text:name="__RefHeading___Toc1522_3801190500"/><text:soft-page-break/>Parcours <text:span text:style-name="T71">par</text:span> index<text:bookmark-end text:name="__RefHeading___Toc1522_3801190500"/></text:h>
      <text:p text:style-name="P26"><text:tab/>int[] tbInt = {1,2,3,4};</text:p>
      <text:p text:style-name="P26"><text:tab/>for (int c=0<text:span text:style-name="T79"> </text:span>;<text:span text:style-name="T79"> </text:span>c&lt;tbInt.length<text:span text:style-name="T79"> </text:span>;<text:span text:style-name="T79"> </text:span>c++) System.out.println(tbInt[c]);</text:p>
      <text:p text:style-name="P26"/>
      <text:p text:style-name="P41">Cette méthode permet de lire et de modifier les éléments du tableau.</text:p>
      <text:p text:style-name="P26"/>
      <text:h text:style-name="P69" text:outline-level="3"><text:bookmark-start text:name="__RefHeading___Toc1476_3801190500"/>Parcours <text:span text:style-name="T71">par</text:span> contenu<text:span text:style-name="T91"> (boucle "for...each")</text:span><text:bookmark-end text:name="__RefHeading___Toc1476_3801190500"/></text:h>
      <text:p text:style-name="P27"><text:tab/>int[] tbInt = {1,2,3,4};</text:p>
      <text:p text:style-name="P28"><text:tab/>for (int c : tbInt) <text:span text:style-name="T78">System.out.println(c);</text:span></text:p>
      <text:p text:style-name="P40"/>
      <text:p text:style-name="P41">Attention ! Cette méthode permet de lire les éléments du tableau mais pas de les modifier<text:span text:style-name="T80">.</text:span></text:p>
      <text:h text:style-name="Heading_20_2" text:outline-level="2"><text:bookmark-start text:name="__RefHeading___Toc720_478100555"/>Tableau de tableaux<text:bookmark-end text:name="__RefHeading___Toc720_478100555"/></text:h>
      <text:p text:style-name="P25"><text:span text:style-name="T85">Comme vu en introduction, un tableau de </text:span><text:span text:style-name="T87">sous-</text:span><text:span text:style-name="T85">tableau</text:span><text:span text:style-name="T87">x </text:span><text:span text:style-name="T85">n'est pas une matrice mathématique mais un tableau à plusieurs indices</text:span><text:span text:style-name="T87">. Chaque sous-tableau </text:span><text:span text:style-name="T88">doit contenir des éléments de même type que le tableau principal. En revanche chaque sous-tableau peut définir des dimensions propres.</text:span></text:p>
      <text:h text:style-name="P70" text:outline-level="4"><text:bookmark-start text:name="__RefHeading___Toc722_478100555"/>Déclaration<text:bookmark-end text:name="__RefHeading___Toc722_478100555"/></text:h>
      <text:p text:style-name="P32"><text:tab/>int [] tbInt [];</text:p>
      <text:p text:style-name="P32"><text:tab/>int[][] tbInt;</text:p>
      <text:p text:style-name="P49"><text:span text:style-name="T23"><text:tab/>int tbInt[][</text:span>]<text:span text:style-name="T25">;</text:span></text:p>
      <text:p text:style-name="P31"><text:tab/></text:p>
      <text:p text:style-name="P50"><text:span text:style-name="T23"><text:tab/>tbInt = new int[][];</text:span><text:span text:style-name="T48"><text:tab/><text:tab/>tableau de deux sous-tableaux</text:span></text:p>
      <text:p text:style-name="P50"><text:span text:style-name="T23"><text:tab/>tbInt_1 = new int[2];</text:span><text:span text:style-name="T48"><text:tab/><text:tab/>tableau de deux entiers</text:span></text:p>
      <text:p text:style-name="P50"><text:span text:style-name="T23"><text:tab/>tbInt_2 = new int[5];</text:span><text:span text:style-name="T48"><text:tab/><text:tab/>tableau de cinq entiers</text:span></text:p>
      <text:p text:style-name="P50"><text:span text:style-name="T23"><text:tab/>tbInt[0] = </text:span><text:span text:style-name="T26">tbInt_1;</text:span><text:span text:style-name="T48"><text:tab/><text:tab/>le premier sous-tableau référence le tableau tbInt_1</text:span></text:p>
      <text:p text:style-name="P51"><text:span text:style-name="T26"><text:tab/>tbInt[1] = tbInt_2;</text:span><text:span text:style-name="T48"><text:tab/><text:tab/>le second sous-tableau référence le tableau tbInt_2</text:span></text:p>
      <text:p text:style-name="P42"/>
      <text:p text:style-name="P53"><text:span text:style-name="T48"><text:tab/></text:span><text:span text:style-name="T23">int </text:span><text:span text:style-name="T25">tbInt</text:span><text:span text:style-name="T23">[][] </text:span><text:span text:style-name="T25">= </text:span><text:span text:style-name="T23">{{1,2},{1,2,3,4,5}};</text:span></text:p>
      <text:h text:style-name="Heading_20_4" text:outline-level="4"><text:bookmark-start text:name="__RefHeading___Toc724_478100555"/>Utilisation<text:bookmark-end text:name="__RefHeading___Toc724_478100555"/></text:h>
      <text:p text:style-name="P47">Le parcours <text:span text:style-name="T90">par index (cf </text:span><text:span text:style-name="T90"><text:bookmark-ref text:reference-format="text" text:ref-name="__RefHeading___Toc1522_3801190500">Parcours par index</text:bookmark-ref></text:span><text:span text:style-name="T90">) </text:span>d'un tableau de tableaux nécessite deux boucles <text:span text:style-name="T6">for</text:span> imbriquées<text:span text:style-name="T90">. Un exemple :</text:span></text:p>
      <text:p text:style-name="P33"><text:tab/>for (int i=0 ; i &lt; tb1.length ; i++){</text:p>
      <text:p text:style-name="P33"><text:tab/><text:tab/>for (int j=0 ; j &lt; tb2.length ; i++){</text:p>
      <text:p text:style-name="P33"><text:tab/><text:tab/><text:tab/>...</text:p>
      <text:p text:style-name="P33"><text:tab/><text:tab/>}</text:p>
      <text:p text:style-name="P33"><text:tab/>}</text:p>
      <text:p text:style-name="P30"/>
      <text:p text:style-name="P38"><text:span text:style-name="T89">Le parcours </text:span><text:span text:style-name="T90">par </text:span><text:span text:style-name="T92">contenu</text:span><text:span text:style-name="T90"> (cf </text:span><text:span text:style-name="T90"><text:bookmark-ref text:reference-format="text" text:ref-name="__RefHeading___Toc1476_3801190500">Parcours par contenu (boucle "for...each")</text:bookmark-ref></text:span><text:span text:style-name="T90">) </text:span><text:span text:style-name="T89">d'un tableau de tableaux nécessite deux boucles </text:span><text:span text:style-name="T11">for</text:span><text:span text:style-name="T89"> imbriquées</text:span><text:span text:style-name="T92"> et une adaptation de la structure</text:span><text:span text:style-name="T90">. Un exemple :</text:span></text:p>
      <text:p text:style-name="P52"><text:span text:style-name="T6"><text:tab/>for (int</text:span><text:span text:style-name="T17">[] ligne : tb</text:span><text:span text:style-name="T6">){</text:span></text:p>
      <text:p text:style-name="P34"><text:tab/><text:tab/>for (int <text:span text:style-name="T92">i : ligne</text:span>{</text:p>
      <text:p text:style-name="P34"><text:tab/><text:tab/><text:tab/>...</text:p>
      <text:p text:style-name="P34"><text:soft-page-break/><text:tab/><text:tab/>}</text:p>
      <text:p text:style-name="P34"><text:tab/>}</text:p>
      <text:h text:style-name="Heading_20_2" text:outline-level="2"><text:bookmark-start text:name="__RefHeading___Toc726_478100555"/>Tableaux en paramètre<text:bookmark-end text:name="__RefHeading___Toc726_478100555"/></text:h>
      <text:h text:style-name="Heading_20_3" text:outline-level="3"><text:bookmark-start text:name="__RefHeading___Toc728_478100555"/>Généralité<text:bookmark-end text:name="__RefHeading___Toc728_478100555"/></text:h>
      <text:p text:style-name="P39"><text:span text:style-name="T81">Le nom d'un tableau indiqué en paramètre est </text:span><text:span text:style-name="T12">passé en référence</text:span><text:span text:style-name="T81"> (non modifiable). Le </text:span><text:span text:style-name="T93">contenu du </text:span><text:span text:style-name="T81">tableau lui-même est quant à lui </text:span><text:span text:style-name="T12">passé par valeur</text:span><text:span text:style-name="T81"> (modifiable).</text:span></text:p>
      <text:h text:style-name="Heading_20_3" text:outline-level="3"><text:bookmark-start text:name="__RefHeading___Toc730_478100555"/>Ellip<text:span text:style-name="T122">s</text:span>e<text:bookmark-end text:name="__RefHeading___Toc730_478100555"/></text:h>
      <text:p text:style-name="P48">La notation ellipse autorise un nom variable d'arguments : la même méthode pourra être appelée avec aucun, un ou plusieurs paramètres. <text:span text:style-name="T95">Tous les types de paramètres sont utilisables en ellipse.</text:span></text:p>
      <text:p text:style-name="P48"/>
      <text:p text:style-name="P48">Un exemple :</text:p>
      <text:p text:style-name="P48"><text:span text:style-name="T32"><text:tab/></text:span><text:span text:style-name="T23">public static void main (Strings[] args){</text:span></text:p>
      <text:p text:style-name="P35"><text:span text:style-name="T94"><text:tab/></text:span><text:tab/>System.out.println(somme(2, 7, 9));</text:p>
      <text:p text:style-name="P35"><text:span text:style-name="T94"><text:tab/></text:span><text:tab/>System.out.println(somme(2));</text:p>
      <text:p text:style-name="P35"><text:span text:style-name="T94"><text:tab/></text:span><text:tab/>System.out.println(somme(2));</text:p>
      <text:p text:style-name="P35"><text:span text:style-name="T94"><text:tab/></text:span>}</text:p>
      <text:p text:style-name="P35"><text:span text:style-name="T94"><text:tab/></text:span>static int somme(int ... valeurs){</text:p>
      <text:p text:style-name="P35"><text:span text:style-name="T94"><text:tab/></text:span><text:tab/>System.out.println("Liste de paramètres");</text:p>
      <text:p text:style-name="P35"><text:span text:style-name="T94"><text:tab/></text:span><text:tab/>for (int c = 0 ; c &lt; valeurs.length ; c++){</text:p>
      <text:p text:style-name="P35"><text:span text:style-name="T94"><text:tab/></text:span><text:tab/><text:tab/>System.out.println(valeurs[c]);</text:p>
      <text:p text:style-name="P35"><text:span text:style-name="T94"><text:tab/></text:span><text:tab/>}</text:p>
      <text:p text:style-name="P36"><text:tab/></text:p>
      <text:p text:style-name="P35"><text:span text:style-name="T94"><text:tab/></text:span><text:tab/>int somme;</text:p>
      <text:p text:style-name="P35"><text:span text:style-name="T94"><text:tab/></text:span><text:tab/>for (int c=0 ; c&lt;valeurs.length; c++){</text:p>
      <text:p text:style-name="P37"><text:span text:style-name="T94"><text:tab/></text:span><text:span text:style-name="T93"><text:tab/><text:tab/>somme += <text:s/>valeurs[c]</text:span></text:p>
      <text:p text:style-name="P35"><text:span text:style-name="T94"><text:tab/></text:span><text:tab/>}</text:p>
      <text:p text:style-name="P36"><text:tab/></text:p>
      <text:p text:style-name="P35"><text:span text:style-name="T94"><text:tab/></text:span><text:tab/>return somme;</text:p>
      <text:p text:style-name="P35"><text:span text:style-name="T94"><text:tab/></text:span>}</text:p>
      <text:p text:style-name="P43"/>
      <text:p text:style-name="P44">Il est possible de cumuler des paramètres classiques et ellipses dans la même signature d'une méthode, aux conditions suivantes :</text:p>
      <text:list xml:id="list2948378476" text:style-name="L1">
        <text:list-item>
          <text:p text:style-name="P87">une seule ellipse,</text:p>
        </text:list-item>
        <text:list-item>
          <text:p text:style-name="P87">toujours placée à la fin de la signature.</text:p>
        </text:list-item>
      </text:list>
      <text:p text:style-name="P44"/>
      <text:p text:style-name="P44">Il est impossible de déclarer la même méthode une fois avec ellipse et une seconde fois sans ellipse<text:span text:style-name="T96"> pour le même "type" de paramètres. Un exemple :</text:span></text:p>
      <text:p text:style-name="P44"/>
      <text:p text:style-name="P29"><text:span text:style-name="T98"><text:tab/></text:span>f(int ... valeurs);</text:p>
      <text:p text:style-name="P29"><text:span text:style-name="T98"><text:tab/></text:span>f(int[] ti);</text:p>
      <text:p text:style-name="P45"/>
      <text:p text:style-name="P46">Dans le cas d'une même méthode déclarée une fois en ellipse et seconde fois sans ellipse (et avec <text:s/>des "types de paramètres différents) la méthode sans ellipse est utilisée en premier<text:span text:style-name="T97"> lorsque la </text:span><text:soft-page-break/><text:span text:style-name="T97">signature correspond exactement.</text:span></text:p>
      <text:h text:style-name="Heading_20_1" text:outline-level="1"><text:bookmark-start text:name="__RefHeading___Toc1467_3512559461"/>Classe Arrays<text:bookmark-end text:name="__RefHeading___Toc1467_3512559461"/></text:h>
      <text:p text:style-name="P99"><text:span text:style-name="T44">Cette classe expose des méthodes statiques pour le traitement des tableaux.</text:span><text:span text:style-name="T45"> Chacune de ces méthodes (exceptée </text:span><text:span text:style-name="T20">Arrays.</text:span><text:span text:style-name="T13">asList</text:span><text:span text:style-name="T45">) </text:span><text:span text:style-name="T46">est </text:span><text:span text:style-name="T45">déclinée pour tous les types : primitifs et objets.</text:span></text:p>
      <text:h text:style-name="P68" text:outline-level="2"><text:bookmark-start text:name="__RefHeading___Toc1469_3512559461"/>Transformer un tableau en liste<text:bookmark-end text:name="__RefHeading___Toc1469_3512559461"/></text:h>
      <text:p text:style-name="P93"><text:span text:style-name="T63">La méthode </text:span><text:span text:style-name="T20">Arrays.</text:span><text:span text:style-name="T13">asList</text:span><text:span text:style-name="T63"> convertit un tableau en liste </text:span><text:span text:style-name="T5">non modifiable</text:span><text:span text:style-name="T63">.</text:span></text:p>
      <text:p text:style-name="P88"/>
      <text:p text:style-name="P88">Syntaxe :</text:p>
      <text:p text:style-name="P95"><text:span text:style-name="T15"><text:tab/></text:span><text:span text:style-name="T23">List&lt;String&gt; list = Arrays.asList(</text:span><text:span text:style-name="T33">int[] tab</text:span><text:span text:style-name="T23">) ;</text:span></text:p>
      <text:p text:style-name="P91">Exemple : </text:p>
      <text:p text:style-name="P80"><text:span text:style-name="T108"><text:tab/></text:span>String a[] = new String[]{"abc","klm","xyz","pqr"};</text:p>
      <text:p text:style-name="P80"><text:span text:style-name="T108"><text:tab/></text:span>List list = Arrays.asList(a);</text:p>
      <text:h text:style-name="Heading_20_2" text:outline-level="2"><text:bookmark-start text:name="__RefHeading___Toc1471_3512559461"/>Rechercher <text:span text:style-name="T111">l'index d'</text:span>un élément dans un tableau<text:bookmark-end text:name="__RefHeading___Toc1471_3512559461"/></text:h>
      <text:p text:style-name="P77"><text:span text:style-name="T99">La méthode</text:span><text:span text:style-name="T28"> </text:span><text:span text:style-name="T20">Arrays.</text:span><text:span text:style-name="T23">binarySearch</text:span><text:span text:style-name="T29"> </text:span><text:span text:style-name="T99">retourne l'index de l'élément recherché.</text:span></text:p>
      <text:p text:style-name="P21"/>
      <text:p text:style-name="P89">Syntaxe :</text:p>
      <text:p text:style-name="P78"><text:span text:style-name="T16"><text:tab/></text:span><text:span text:style-name="T18">int index = Arrays.</text:span><text:span text:style-name="T14">binarySearch(int[] tab, </text:span><text:span text:style-name="T19">value</text:span><text:span text:style-name="T18">)</text:span></text:p>
      <text:p text:style-name="P79"><text:span text:style-name="T56">Exemple : </text:span></text:p>
      <text:p text:style-name="P81"><text:s/><text:span text:style-name="T109"><text:tab/></text:span>int intArr[] = {30,20,5,12,55};</text:p>
      <text:p text:style-name="P81"><text:span text:style-name="T109"><text:tab/></text:span>Arrays.sort(intArr);</text:p>
      <text:p text:style-name="P83"><text:span text:style-name="T34"><text:tab/></text:span><text:span text:style-name="T35">int </text:span><text:span text:style-name="T36">index</text:span><text:span text:style-name="T35"> = Arrays.binarySearch(intArr,</text:span><text:span text:style-name="T33">12</text:span><text:span text:style-name="T35">);</text:span><text:span text:style-name="T39"><text:tab/><text:tab/><text:tab/>// 1</text:span></text:p>
      <text:h text:style-name="Heading_20_2" text:outline-level="2"><text:bookmark-start text:name="__RefHeading___Toc1473_3512559461"/>Copier un tableau<text:bookmark-end text:name="__RefHeading___Toc1473_3512559461"/></text:h>
      <text:p text:style-name="P77"><text:span text:style-name="T100">La méthode </text:span><text:span text:style-name="T20">Arrays.</text:span><text:span text:style-name="T29">copyOf</text:span><text:span text:style-name="T54"> </text:span><text:span text:style-name="T100">copie un tab</text:span><text:span text:style-name="T112">l</text:span><text:span text:style-name="T100">eau</text:span><text:span text:style-name="T107"> vers un nouveau tableau dont la dimension peut être éventuellement </text:span><text:span text:style-name="T113">diminuée ou </text:span><text:span text:style-name="T107">augmentée</text:span><text:span text:style-name="T100">. Dans ce </text:span><text:span text:style-name="T113">dernier </text:span><text:span text:style-name="T100">cas les valeurs supplémentaires "vides" sont initialisées à la valeur par défaut du type.</text:span></text:p>
      <text:p text:style-name="Standard"/>
      <text:p text:style-name="P73">Syntaxe :</text:p>
      <text:p text:style-name="P73"><text:tab/><text:span text:style-name="T39">int[] copy = </text:span><text:span text:style-name="T33">Arrays.</text:span><text:span text:style-name="T29">copyOf(int[] original, int newLength)</text:span></text:p>
      <text:p text:style-name="P90">Exemple : </text:p>
      <text:p text:style-name="P82"><text:span text:style-name="T110"><text:tab/></text:span>short[] arr<text:span text:style-name="T106">1</text:span> = new short[]{15, 10, 45};</text:p>
      <text:p text:style-name="P82"><text:span text:style-name="T110"><text:tab/></text:span>Object arr2 = Arrays.copyOf(arr1, 5);</text:p>
      <text:p text:style-name="P74"><text:span text:style-name="T23"><text:s/></text:span><text:span text:style-name="T33"><text:tab/></text:span><text:span text:style-name="T37">arr2[3] = 20;</text:span></text:p>
      <text:p text:style-name="P75"><text:span text:style-name="T37"><text:s/></text:span><text:span text:style-name="T33"><text:tab/></text:span><text:span text:style-name="T37">arr2[4] = 25;</text:span></text:p>
      <text:p text:style-name="P77"><text:span text:style-name="T59"/></text:p>
      <text:p text:style-name="P77"><text:span text:style-name="T59">La méthode </text:span><text:span text:style-name="T20">Arrays.</text:span><text:span text:style-name="T29">copyOf</text:span><text:span text:style-name="T38">Range</text:span><text:span text:style-name="T54"> </text:span><text:span text:style-name="T60">peut également </text:span><text:span text:style-name="T59">copie</text:span><text:span text:style-name="T60">r tout ou partie d'</text:span><text:span text:style-name="T59">un tab</text:span><text:span text:style-name="T57">l</text:span><text:span text:style-name="T59">eau</text:span><text:span text:style-name="T55"> vers un nouveau tableau dont la dimension peut être éventuellement </text:span><text:span text:style-name="T58">diminuée ou </text:span><text:span text:style-name="T55">augmentée</text:span><text:span text:style-name="T59">. Dans ce </text:span><text:span text:style-name="T58">dernier </text:span><text:span text:style-name="T59">cas les valeurs supplémentaires "vides" sont initialisées à la valeur par défaut du type.</text:span></text:p>
      <text:p text:style-name="P72"><text:span text:style-name="T47"/></text:p>
      <text:p text:style-name="P23">Syntaxe :</text:p>
      <text:p text:style-name="P76"><text:span text:style-name="T115"><text:tab/></text:span><text:span text:style-name="T29">copyOf</text:span><text:span text:style-name="T38">Range</text:span><text:span text:style-name="T29">(int[] original, int </text:span><text:span text:style-name="T38">from, int to</text:span><text:span text:style-name="T29">)</text:span></text:p>
      <text:p text:style-name="P71"><text:soft-page-break/></text:p>
      <text:p text:style-name="P92">Exemple : </text:p>
      <text:p text:style-name="P85"><text:span text:style-name="T114"><text:tab/></text:span>short[] arr1 = new short[] {15, 10, 45};</text:p>
      <text:p text:style-name="P85"><text:span text:style-name="T114"><text:tab/></text:span>short[] arr2 = Arrays.copyOfRange(arr1, 1, 3);</text:p>
      <text:p text:style-name="P85"><text:s text:c="6"/><text:span text:style-name="T114"><text:tab/></text:span>System.out.println("Printing new array:");</text:p>
      <text:p text:style-name="P85"><text:s text:c="6"/><text:span text:style-name="T114"><text:tab/></text:span>for (int i = 0; i &lt; arr2.length; i++) {</text:p>
      <text:p text:style-name="P85"><text:s text:c="9"/><text:span text:style-name="T114"><text:tab/><text:tab/></text:span>System.out.println(arr2[i]);<text:span text:style-name="T114"><text:tab/><text:tab/><text:tab/><text:tab/>// 10 45</text:span><text:span text:style-name="T124"> 0</text:span></text:p>
      <text:p text:style-name="P85"><text:s text:c="5"/><text:span text:style-name="T114"><text:tab/></text:span> }</text:p>
      <text:h text:style-name="Heading_20_2" text:outline-level="2"><text:bookmark-start text:name="__RefHeading___Toc1477_3512559461"/>Egalité de tableaux<text:bookmark-end text:name="__RefHeading___Toc1477_3512559461"/></text:h>
      <text:p text:style-name="P102"><text:span text:style-name="T101">La méthode </text:span><text:span text:style-name="T20">Arrays.</text:span><text:span text:style-name="T23">equals</text:span><text:span text:style-name="T101"> compare </text:span><text:span text:style-name="T102">deux à deux </text:span><text:span text:style-name="T101">le contenu de deux tableaux.</text:span><text:span text:style-name="T102"> La retour est un booléen.</text:span></text:p>
      <text:p text:style-name="P100">Si le tableau contient des tab<text:span text:style-name="T116">le</text:span>aux il faut utiliser la méthode <text:span text:style-name="T118">Arrays.</text:span><text:span text:style-name="T23">deepEquals()</text:span>.</text:p>
      <text:p text:style-name="P96">Syntaxe :</text:p>
      <text:p text:style-name="P98"><text:span text:style-name="T23"><text:tab/>boolean equals(</text:span><text:span text:style-name="T14">int[] tab</text:span><text:span text:style-name="T21">1</text:span><text:span text:style-name="T14">,</text:span><text:span text:style-name="T21"> </text:span><text:span text:style-name="T14">int[] tab</text:span><text:span text:style-name="T21">2</text:span><text:span text:style-name="T23">)</text:span></text:p>
      <text:p text:style-name="P96">Exemple :</text:p>
      <text:p text:style-name="P97"><text:span text:style-name="T117"><text:tab/></text:span><text:span text:style-name="T23">boolean retval = Arrays.equals(</text:span><text:span text:style-name="T14">tab</text:span><text:span text:style-name="T21">1</text:span><text:span text:style-name="T23">, </text:span><text:span text:style-name="T14">tab</text:span><text:span text:style-name="T22">2</text:span><text:span text:style-name="T23">);</text:span></text:p>
      <text:h text:style-name="Heading_20_2" text:outline-level="2"><text:bookmark-start text:name="__RefHeading___Toc1479_3512559461"/>Initialiser un tableau<text:bookmark-end text:name="__RefHeading___Toc1479_3512559461"/></text:h>
      <text:p text:style-name="P106"><text:span text:style-name="T102">Les méthodes </text:span><text:span text:style-name="T20">Arrays.</text:span><text:span text:style-name="T23">fill(int[] tab, int val)</text:span> et <text:span text:style-name="T20">Arrays.</text:span><text:span text:style-name="T23">fill(int[] tab, int fromIndex, int toIndex, int val)</text:span><text:span text:style-name="T49"> </text:span><text:span text:style-name="T50">initialisent tout ou partie d'un tableau.</text:span><text:span text:style-name="T51"> Aucune valeur de retour, le tableau est directement modifié.</text:span></text:p>
      <text:h text:style-name="Heading_20_2" text:outline-level="2"><text:bookmark-start text:name="__RefHeading___Toc1481_3512559461"/><text:span text:style-name="T52">Hash d'un t</text:span><text:span text:style-name="T47">ableau</text:span><text:bookmark-end text:name="__RefHeading___Toc1481_3512559461"/></text:h>
      <text:p text:style-name="P105"><text:span text:style-name="T103">La méthode </text:span><text:span text:style-name="T20">Arrays.</text:span><text:span text:style-name="T23">hashCode(int[] tab)</text:span><text:span text:style-name="T103"> retourne le hash calculé du tableau.</text:span></text:p>
      <text:p text:style-name="P101">Si le tableau contient des tab<text:span text:style-name="T119">l</text:span>eaux il faut utiliser la méthode <text:span text:style-name="T20">Arrays.</text:span><text:span text:style-name="T23">deepHashCode()</text:span>.</text:p>
      <text:h text:style-name="Heading_20_2" text:outline-level="2"><text:bookmark-start text:name="__RefHeading___Toc1483_3512559461"/>Trier un tableau<text:bookmark-end text:name="__RefHeading___Toc1483_3512559461"/></text:h>
      <text:p text:style-name="P103"><text:s/>L<text:span text:style-name="T120">a</text:span> méthode <text:span text:style-name="T20">Arrays.</text:span><text:span text:style-name="T23">sort(int[] tab)</text:span> <text:span text:style-name="T120">t</text:span><text:span text:style-name="T47">rie un tableau en tout ou partie.</text:span><text:span text:style-name="T53"> S'agissant d'un tableau d'objets il est nécessaire que ces objets soient </text:span><text:span text:style-name="T30">Comparable</text:span><text:span text:style-name="T53">.</text:span></text:p>
      <text:p text:style-name="P104"><text:span text:style-name="T53">C</text:span><text:span text:style-name="T47">ette méthode ne retourne rien : elle trie directement le contenu du tableau.</text:span></text:p>
      <text:h text:style-name="Heading_20_2" text:outline-level="2"><text:bookmark-start text:name="__RefHeading___Toc1485_3512559461"/><text:span text:style-name="T104">A</text:span>ffichage d'un tableau<text:bookmark-end text:name="__RefHeading___Toc1485_3512559461"/></text:h>
      <text:p text:style-name="P60">La méthode <text:span text:style-name="T23">toString(int[] tab)</text:span> affiche le contenu d'un tableau<text:span text:style-name="T120"> sous la forme "[elem1, elem2; ...]".</text:span></text:p>
      <text:p text:style-name="P54"/>
      <text:p text:style-name="P54">Si le tableau contient des tabeaux il faut utiliser la méthode <text:span text:style-name="T31">deepToString()</text:span>.</text:p>
      <text:h text:style-name="Heading_20_2" text:outline-level="2"><text:bookmark-start text:name="__RefHeading___Toc1487_3512559461"/><text:soft-page-break/>Savoir si un tableau est vide<text:bookmark-end text:name="__RefHeading___Toc1487_3512559461"/></text:h>
      <text:p text:style-name="P94">Deux possibilités :</text:p>
      <text:p text:style-name="P94"/>
      <text:p text:style-name="P86"><text:span text:style-name="T121"><text:tab/></text:span>boolean isEmpty = ArrayUtils.isEmpty(array);</text:p>
      <text:p text:style-name="P86"><text:span text:style-name="T121"><text:tab/></text:span>boolean isEmpty = array == null || array.length == 0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Calibri" svg:font-family="Calibri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0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/>
    </style:style>
    <style:style style:name="ListLabel_20_2" style:display-name="ListLabel 2" style:family="text">
      <style:text-properties style:font-name="Symbol" fo:font-family="Symbol" style:font-family-generic="roman" style:font-pitch="variable"/>
    </style:style>
    <style:style style:name="ListLabel_20_3" style:display-name="ListLabel 3" style:family="text">
      <style:text-properties style:font-name="Symbol" fo:font-family="Symbol" style:font-family-generic="roman" style:font-pitch="variable"/>
    </style:style>
    <style:style style:name="ListLabel_20_4" style:display-name="ListLabel 4" style:family="text">
      <style:text-properties style:font-name="Symbol" fo:font-family="Symbol" style:font-family-generic="roman" style:font-pitch="variable"/>
    </style:style>
    <style:style style:name="ListLabel_20_5" style:display-name="ListLabel 5" style:family="text">
      <style:text-properties style:font-name="Symbol" fo:font-family="Symbol" style:font-family-generic="roman" style:font-pitch="variable"/>
    </style:style>
    <style:style style:name="ListLabel_20_6" style:display-name="ListLabel 6" style:family="text">
      <style:text-properties style:font-name="Symbol" fo:font-family="Symbol" style:font-family-generic="roman" style:font-pitch="variable"/>
    </style:style>
    <style:style style:name="ListLabel_20_7" style:display-name="ListLabel 7" style:family="text">
      <style:text-properties style:font-name="Symbol" fo:font-family="Symbol" style:font-family-generic="roman" style:font-pitch="variable"/>
    </style:style>
    <style:style style:name="ListLabel_20_8" style:display-name="ListLabel 8" style:family="text">
      <style:text-properties style:font-name="Symbol" fo:font-family="Symbol" style:font-family-generic="roman" style:font-pitch="variable"/>
    </style:style>
    <style:style style:name="ListLabel_20_9" style:display-name="ListLabel 9" style:family="text">
      <style:text-properties style:font-name="Symbol" fo:font-family="Symbol" style:font-family-generic="roman" style:font-pitch="variable"/>
    </style:style>
    <style:style style:name="ListLabel_20_10" style:display-name="ListLabel 10" style:family="text">
      <style:text-properties style:font-name="Symbol" fo:font-family="Symbol" style:font-family-generic="roman" style:font-pitch="variable"/>
    </style:style>
    <style:style style:name="ListLabel_20_11" style:display-name="ListLabel 11" style:family="text">
      <style:text-properties style:font-name="Symbol" fo:font-family="Symbol" style:font-family-generic="roman" style:font-pitch="variable"/>
    </style:style>
    <style:style style:name="ListLabel_20_12" style:display-name="ListLabel 12" style:family="text">
      <style:text-properties style:font-name="Symbol" fo:font-family="Symbol" style:font-family-generic="roman" style:font-pitch="variable"/>
    </style:style>
    <style:style style:name="ListLabel_20_13" style:display-name="ListLabel 13" style:family="text">
      <style:text-properties style:font-name="Symbol" fo:font-family="Symbol" style:font-family-generic="roman" style:font-pitch="variable"/>
    </style:style>
    <style:style style:name="ListLabel_20_14" style:display-name="ListLabel 14" style:family="text">
      <style:text-properties style:font-name="Symbol" fo:font-family="Symbol" style:font-family-generic="roman" style:font-pitch="variable"/>
    </style:style>
    <style:style style:name="ListLabel_20_15" style:display-name="ListLabel 15" style:family="text">
      <style:text-properties style:font-name="Symbol" fo:font-family="Symbol" style:font-family-generic="roman" style:font-pitch="variable"/>
    </style:style>
    <style:style style:name="ListLabel_20_16" style:display-name="ListLabel 16" style:family="text">
      <style:text-properties style:font-name="Symbol" fo:font-family="Symbol" style:font-family-generic="roman" style:font-pitch="variable"/>
    </style:style>
    <style:style style:name="ListLabel_20_17" style:display-name="ListLabel 17" style:family="text">
      <style:text-properties style:font-name="Symbol" fo:font-family="Symbol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5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style-name="ListLabel_20_6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text:style-name="ListLabel_20_7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text:style-name="ListLabel_20_8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bullet text:level="1" text:style-name="ListLabel_20_9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bullet text:level="1" text:style-name="ListLabel_20_10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bullet text:level="1" text:style-name="ListLabel_20_11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bullet text:level="1" text:style-name="ListLabel_20_12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bullet text:level="1" text:style-name="ListLabel_20_13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bullet text:level="1" text:style-name="ListLabel_20_14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bullet text:level="1" text:style-name="ListLabel_20_15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">
      <text:list-level-style-bullet text:level="1" text:style-name="ListLabel_20_16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">
      <text:list-level-style-bullet text:level="1" text:style-name="ListLabel_20_17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09-21T21:56:27.833000000</dc:date>
    <meta:editing-duration>PT17H44M39S</meta:editing-duration>
    <meta:editing-cycles>168</meta:editing-cycles>
    <meta:generator>LibreOffice/7.0.1.2$Windows_x86 LibreOffice_project/7cbcfc562f6eb6708b5ff7d7397325de9e764452</meta:generator>
    <dc:title>Les tableaux [Jérôme]</dc:title>
    <meta:document-statistic meta:table-count="0" meta:image-count="0" meta:object-count="0" meta:page-count="7" meta:paragraph-count="182" meta:word-count="1352" meta:character-count="8776" meta:non-whitespace-character-count="7423"/>
  </office:meta>
</office:document-meta>
</file>